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6.498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ff" fo:border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 style:data-style-name="N109">
      <style:table-cell-properties fo:border="0.002cm solid #000000"/>
    </style:style>
    <style:style style:name="ce7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8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テーブル一覧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2"/>
        <table:table-column table:style-name="co3" table:default-cell-style-name="ce6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3" table:number-rows-spanned="1">
            <text:p>データテーブル</text:p>
          </table:table-cell>
          <table:covered-table-cell table:style-name="ce4"/>
          <table:covered-table-cell table:style-name="ce5"/>
          <table:table-cell table:style-name="Default" table:number-columns-repeated="3"/>
        </table:table-row>
        <table:table-row table:style-name="ro1">
          <table:table-cell table:style-name="ce2"/>
          <table:table-cell table:style-name="ce3" office:value-type="string">
            <text:p>日本語名</text:p>
          </table:table-cell>
          <table:table-cell table:style-name="ce3" office:value-type="string">
            <text:p>物理テーブル名</text:p>
          </table:table-cell>
          <table:table-cell table:style-name="ce3" office:value-type="string">
            <text:p>作成日</text:p>
          </table:table-cell>
          <table:table-cell table:style-name="ce3" office:value-type="string">
            <text:p>作成者</text:p>
          </table:table-cell>
          <table:table-cell table:style-name="ce3" office:value-type="string">
            <text:p>備考</text:p>
          </table:table-cell>
        </table:table-row>
        <table:table-row table:style-name="ro2">
          <table:table-cell table:formula="of:=ROW()-2" office:value-type="float" office:value="1">
            <text:p>1</text:p>
          </table:table-cell>
          <table:table-cell office:value-type="string">
            <text:p>人員テーブル</text:p>
          </table:table-cell>
          <table:table-cell office:value-type="string">
            <text:p>dcji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2">
            <text:p>2</text:p>
          </table:table-cell>
          <table:table-cell office:value-type="string">
            <text:p>部署テーブル</text:p>
          </table:table-cell>
          <table:table-cell office:value-type="string">
            <text:p>dcbs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3">
            <text:p>3</text:p>
          </table:table-cell>
          <table:table-cell office:value-type="string">
            <text:p>階層テーブル</text:p>
          </table:table-cell>
          <table:table-cell office:value-type="string">
            <text:p>dacm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4">
            <text:p>4</text:p>
          </table:table-cell>
          <table:table-cell office:value-type="string">
            <text:p>投影テーブル</text:p>
          </table:table-cell>
          <table:table-cell office:value-type="string">
            <office:annotation office:display="true" draw:style-name="gr1" draw:text-style-name="P2" svg:width="2.899cm" svg:height="2.008cm" svg:x="3.961cm" svg:y="3.957cm" draw:caption-point-x="3.378cm" draw:caption-point-y="-1.631cm">
              <dc:date>2021-07-20T00:00:00</dc:date>
              <text:p text:style-name="P1"><text:span text:style-name="T1">コード命名規約に当てはまりそうなものが無かったので</text:span><text:span text:style-name="T1">t(</text:span><text:span text:style-name="T1">投</text:span><text:span text:style-name="T1">)a(</text:span><text:span text:style-name="T1">影</text:span><text:span text:style-name="T1">)</text:span><text:span text:style-name="T1">として仮設定しました。</text:span></text:p>
            </office:annotation>
            <text:p>dcta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5">
            <text:p>5</text:p>
          </table:table-cell>
          <table:table-cell office:value-type="string">
            <text:p>ログテーブル</text:p>
          </table:table-cell>
          <table:table-cell office:value-type="string">
            <text:p>dclg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1">
          <table:table-cell table:formula="of:=ROW()-2" office:value-type="float" office:value="6">
            <text:p>6</text:p>
          </table:table-cell>
          <table:table-cell table:number-columns-repeated="2"/>
          <table:table-cell table:style-name="ce2"/>
          <table:table-cell table:number-columns-repeated="2"/>
        </table:table-row>
      </table:table>
      <table:table table:name="人員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メールアドレス</text:p>
          </table:table-cell>
          <table:covered-table-cell/>
          <table:table-cell office:value-type="string" table:number-columns-spanned="2" table:number-rows-spanned="1">
            <text:p>email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ログイン時のIDにもなる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パスワード</text:p>
          </table:table-cell>
          <table:covered-table-cell/>
          <table:table-cell office:value-type="string" table:number-columns-spanned="2" table:number-rows-spanned="1">
            <text:p>password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hash暗号化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パスワード更新日</text:p>
          </table:table-cell>
          <table:covered-table-cell/>
          <table:table-cell office:value-type="string" table:number-columns-spanned="2" table:number-rows-spanned="1">
            <text:p>password_update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人員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3.コード設計コード一覧の人員状態参照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9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IDと同じ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 table:number-columns-spanned="2" table:number-rows-spanned="1">
            <text:p>ログイン権限</text:p>
          </table:table-cell>
          <table:covered-table-cell/>
          <table:table-cell table:style-name="ce9" office:value-type="string" table:number-columns-spanned="2" table:number-rows-spanned="1">
            <text:p>login_authority</text:p>
          </table:table-cell>
          <table:covered-table-cell/>
          <table:table-cell table:style-name="ce9" office:value-type="string">
            <text:p>boolean</text:p>
          </table:table-cell>
          <table:table-cell table:number-columns-repeated="3"/>
          <table:table-cell office:value-type="string">
            <text:p>0:権限無　1:権限有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 table:number-columns-spanned="2" table:number-rows-spanned="1">
            <text:p>システム管理者</text:p>
          </table:table-cell>
          <table:covered-table-cell/>
          <table:table-cell table:style-name="ce9" office:value-type="string" table:number-columns-spanned="2" table:number-rows-spanned="1">
            <text:p>system_management</text:p>
          </table:table-cell>
          <table:covered-table-cell/>
          <table:table-cell table:style-name="ce9" office:value-type="string">
            <text:p>boolean</text:p>
          </table:table-cell>
          <table:table-cell table:number-columns-repeated="3"/>
          <table:table-cell office:value-type="string">
            <text:p>0:管理者でない　1:管理者である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</table:table>
      <table:table table:name="部署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責任者ID</text:p>
          </table:table-cell>
          <table:covered-table-cell/>
          <table:table-cell office:value-type="string" table:number-columns-spanned="2" table:number-rows-spanned="1">
            <text:p>responsible_person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人員テーブルの人員IDと紐づけ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部署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03.コード設計コード一覧の場所状態参照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9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番号と同じ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階層" table:style-name="ta1" table:print="false">
        <office:forms form:automatic-focus="false" form:apply-design-mode="false"/>
        <table:table-column table:style-name="co3" table:number-columns-repeated="8" table:default-cell-style-name="ce2"/>
        <table:table-column table:style-name="co6" table:default-cell-style-name="ce2"/>
        <table:table-column table:style-name="co3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下位ID</text:p>
          </table:table-cell>
          <table:covered-table-cell/>
          <table:table-cell office:value-type="string" table:number-columns-spanned="2" table:number-rows-spanned="1">
            <text:p>lower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上位ID</text:p>
          </table:table-cell>
          <table:covered-table-cell/>
          <table:table-cell office:value-type="string" table:number-columns-spanned="2" table:number-rows-spanned="1">
            <text:p>high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投影" table:style-name="ta1" table:print="false">
        <office:forms form:automatic-focus="false" form:apply-design-mode="false"/>
        <table:table-column table:style-name="co3" table:number-columns-repeated="8" table:default-cell-style-name="ce2"/>
        <table:table-column table:style-name="co6" table:default-cell-style-name="ce2"/>
        <table:table-column table:style-name="co3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投影ID</text:p>
          </table:table-cell>
          <table:covered-table-cell/>
          <table:table-cell office:value-type="string" table:number-columns-spanned="2" table:number-rows-spanned="1">
            <text:p>projection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投影元ID</text:p>
          </table:table-cell>
          <table:covered-table-cell/>
          <table:table-cell office:value-type="string" table:number-columns-spanned="2" table:number-rows-spanned="1">
            <text:p>projection_source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3">
            <text:p>13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ログ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ログID</text:p>
          </table:table-cell>
          <table:covered-table-cell/>
          <table:table-cell office:value-type="string" table:number-columns-spanned="2" table:number-rows-spanned="1">
            <text:p>log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ログ出力日時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類別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アクセスユーザー</text:p>
          </table:table-cell>
          <table:covered-table-cell/>
          <table:table-cell office:value-type="string" table:number-columns-spanned="2" table:number-rows-spanned="1">
            <text:p>user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人員テーブルのメールアドレスと紐づけ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機能</text:p>
          </table:table-cell>
          <table:covered-table-cell/>
          <table:table-cell office:value-type="string" table:number-columns-spanned="2" table:number-rows-spanned="1">
            <text:p>function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プログラムパス</text:p>
          </table:table-cell>
          <table:covered-table-cell/>
          <table:table-cell office:value-type="string" table:number-columns-spanned="2" table:number-rows-spanned="1">
            <text:p>program_pass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ログ</text:p>
          </table:table-cell>
          <table:covered-table-cell/>
          <table:table-cell office:value-type="string" table:number-columns-spanned="2" table:number-rows-spanned="1">
            <text:p>log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変更履歴" table:style-name="ta1" table:print="false">
        <office:forms form:automatic-focus="false" form:apply-design-mode="false"/>
        <table:table-column table:style-name="co3" table:default-cell-style-name="ce13"/>
        <table:table-column table:style-name="co9" table:default-cell-style-name="ce13"/>
        <table:table-column table:style-name="co3" table:default-cell-style-name="ce13"/>
        <table:table-row table:style-name="ro1">
          <table:table-cell table:style-name="ce2" office:value-type="string">
            <text:p>日時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記載者</text:p>
          </table:table-cell>
        </table:table-row>
        <table:table-row table:style-name="ro2">
          <table:table-cell table:style-name="ce12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0">
            <text:p>7月20日</text:p>
          </table:table-cell>
          <table:table-cell office:value-type="string">
            <text:p>テーブル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1">
            <text:p>7月21日</text:p>
          </table:table-cell>
          <table:table-cell office:value-type="string">
            <text:p>テーブル修正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7">
            <text:p>7月27日</text:p>
          </table:table-cell>
          <table:table-cell office:value-type="string">
            <text:p>テーブル名変更</text:p>
          </table:table-cell>
          <table:table-cell office:value-type="string">
            <text:p>下田</text:p>
          </table:table-cell>
        </table:table-row>
        <table:table-row table:style-name="ro3">
          <table:table-cell/>
          <table:table-cell table:style-name="ce15" office:value-type="string">
            <text:p>一部名称を</text:p>
            <text:p>他の資料の単語と</text:p>
            <text:p>統一</text:p>
          </table:table-cell>
          <table:table-cell/>
        </table:table-row>
        <table:table-row table:style-name="ro2">
          <table:table-cell table:style-name="ce12" office:value-type="date" office:date-value="2021-07-28">
            <text:p>7月28日</text:p>
          </table:table-cell>
          <table:table-cell office:value-type="string">
            <text:p>テーブル名構造変更</text:p>
          </table:table-cell>
          <table:table-cell office:value-type="string">
            <text:p>下田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style-name="ce14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2021/08/02</text:date>, <text:time>11:18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3:12:57.99</meta:creation-date>
    <dc:date>2021-08-02T11:18:39.18</dc:date>
    <dc:creator>B-FORME </dc:creator>
    <meta:editing-duration>PT13H12M6S</meta:editing-duration>
    <meta:editing-cycles>93</meta:editing-cycles>
    <meta:generator>OpenOffice/4.1.10$Win32 OpenOffice.org_project/4110m2$Build-9807</meta:generator>
    <meta:document-statistic meta:table-count="7" meta:cell-count="331" meta:object-count="0"/>
  </office:meta>
</office:document-meta>
</file>